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3701in" fo:margin-left="-0.075in" table:align="left" style:writing-mode="lr-tb"/>
    </style:style>
    <style:style style:name="Table1.A" style:family="table-column">
      <style:table-column-properties style:column-width="3.4208in"/>
    </style:style>
    <style:style style:name="Table1.B" style:family="table-column">
      <style:table-column-properties style:column-width="0.4201in"/>
    </style:style>
    <style:style style:name="Table1.C" style:family="table-column">
      <style:table-column-properties style:column-width="2.5292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text-align="justify" style:justify-single-word="false" fo:orphans="0" fo:widows="0">
        <style:tab-stops>
          <style:tab-stop style:position="0.7709in"/>
        </style:tab-stops>
      </style:paragraph-properties>
      <style:text-properties fo:color="#00000a" style:language-asian="ar" style:country-asian="SA"/>
    </style:style>
    <style:style style:name="P2" style:family="paragraph" style:parent-style-name="Standard">
      <style:paragraph-properties fo:text-align="justify" style:justify-single-word="false" fo:orphans="0" fo:widows="0">
        <style:tab-stops>
          <style:tab-stop style:position="0.3937in"/>
          <style:tab-stop style:position="4.4811in"/>
        </style:tab-stops>
      </style:paragraph-properties>
      <style:text-properties fo:color="#00000a" style:language-asian="ar" style:country-asian="SA"/>
    </style:style>
    <style:style style:name="P3" style:family="paragraph" style:parent-style-name="Standard">
      <style:paragraph-properties fo:text-align="center" style:justify-single-word="false" fo:orphans="0" fo:widows="0"/>
      <style:text-properties fo:color="#00000a" fo:font-weight="bold" style:language-asian="ar" style:country-asian="SA" style:font-weight-asian="bold"/>
    </style:style>
    <style:style style:name="P4" style:family="paragraph" style:parent-style-name="Standard">
      <style:paragraph-properties fo:text-align="center" style:justify-single-word="false" fo:orphans="0" fo:widows="0"/>
      <style:text-properties fo:color="#00000a" fo:font-weight="bold" style:language-asian="en" style:country-asian="US" style:font-weight-asian="bold"/>
    </style:style>
    <style:style style:name="P5" style:family="paragraph" style:parent-style-name="Standard">
      <style:paragraph-properties fo:text-align="justify" style:justify-single-word="false" fo:orphans="0" fo:widows="0"/>
      <style:text-properties fo:color="#00000a" fo:font-weight="bold" style:language-asian="en" style:country-asian="US" style:font-weight-asian="bold"/>
    </style:style>
    <style:style style:name="P6" style:family="paragraph" style:parent-style-name="Standard">
      <style:paragraph-properties fo:text-align="justify" style:justify-single-word="false" fo:orphans="0" fo:widows="0"/>
      <style:text-properties fo:color="#00000a" style:language-asian="en" style:country-asian="US"/>
    </style:style>
    <style:style style:name="P7" style:family="paragraph" style:parent-style-name="Standard">
      <style:paragraph-properties fo:orphans="0" fo:widows="0"/>
      <style:text-properties fo:color="#00000a" style:language-asian="en" style:country-asian="US"/>
    </style:style>
    <style:style style:name="P8" style:family="paragraph" style:parent-style-name="Standard">
      <style:paragraph-properties fo:text-align="center" style:justify-single-word="false" fo:orphans="0" fo:widows="0"/>
    </style:style>
    <style:style style:name="P9" style:family="paragraph" style:parent-style-name="Standard">
      <style:paragraph-properties fo:text-align="justify" style:justify-single-word="false" fo:orphans="0" fo:widows="0"/>
    </style:style>
    <style:style style:name="P10" style:family="paragraph" style:parent-style-name="Standard">
      <style:paragraph-properties fo:orphans="0" fo:widows="0"/>
    </style:style>
    <style:style style:name="P11" style:family="paragraph" style:parent-style-name="Standard">
      <style:paragraph-properties fo:margin-left="0in" fo:margin-right="-0.0008in" fo:text-align="center" style:justify-single-word="false" fo:orphans="0" fo:widows="0" fo:text-indent="0in" style:auto-text-indent="false"/>
      <style:text-properties fo:color="#00000a" style:language-asian="ar" style:country-asian="SA"/>
    </style:style>
    <style:style style:name="P12" style:family="paragraph" style:parent-style-name="Standard">
      <style:paragraph-properties fo:margin-left="0in" fo:margin-right="-0.0008in" fo:orphans="0" fo:widows="0" fo:text-indent="0in" style:auto-text-indent="false" fo:keep-with-next="always">
        <style:tab-stops>
          <style:tab-stop style:position="0in"/>
          <style:tab-stop style:position="0.5in"/>
        </style:tab-stops>
      </style:paragraph-properties>
    </style:style>
    <style:style style:name="P13" style:family="paragraph" style:parent-style-name="Standard">
      <style:paragraph-properties fo:margin-left="0in" fo:margin-right="0in" style:line-height-at-least="0.0165in" fo:text-align="justify" style:justify-single-word="false" fo:orphans="0" fo:widows="0" fo:text-indent="0.4917in" style:auto-text-indent="false"/>
    </style:style>
    <style:style style:name="P14" style:family="paragraph" style:parent-style-name="Standard">
      <style:paragraph-properties fo:margin-left="0in" fo:margin-right="0in" fo:text-align="justify" style:justify-single-word="false" fo:orphans="0" fo:widows="0" fo:text-indent="0.4917in" style:auto-text-indent="false"/>
      <style:text-properties fo:color="#00000a" style:language-asian="ar" style:country-asian="SA"/>
    </style:style>
    <style:style style:name="P15" style:family="paragraph" style:parent-style-name="Standard">
      <style:paragraph-properties fo:margin-left="0in" fo:margin-right="0in" style:line-height-at-least="0.0165in" fo:text-align="justify" style:justify-single-word="false" fo:orphans="0" fo:widows="0" fo:text-indent="0.4917in" style:auto-text-indent="false"/>
      <style:text-properties fo:color="#00000a" style:language-asian="ar" style:country-asian="SA"/>
    </style:style>
    <style:style style:name="P16" style:family="paragraph" style:parent-style-name="Standard">
      <style:paragraph-properties fo:margin-left="0in" fo:margin-right="0in" style:line-height-at-least="0.0165in" fo:orphans="0" fo:widows="0" fo:text-indent="0.4917in" style:auto-text-indent="false"/>
      <style:text-properties fo:color="#00000a" style:language-asian="ar" style:country-asian="SA"/>
    </style:style>
    <style:style style:name="P17" style:family="paragraph" style:parent-style-name="Standard">
      <style:paragraph-properties fo:margin-left="0in" fo:margin-right="0in" style:line-height-at-least="0.0165in" fo:text-align="justify" style:justify-single-word="false" fo:orphans="0" fo:widows="0" fo:text-indent="0.4917in" style:auto-text-indent="false"/>
      <style:text-properties fo:color="#00000a" fo:font-weight="bold" style:language-asian="ar" style:country-asian="SA" style:font-weight-asian="bold"/>
    </style:style>
    <style:style style:name="P18" style:family="paragraph" style:parent-style-name="Standard" style:master-page-name="Standard">
      <style:paragraph-properties fo:text-align="end" style:justify-single-word="false" fo:orphans="0" fo:widows="0" style:page-number="auto"/>
      <style:text-properties fo:color="#00000a" fo:font-style="italic" style:language-asian="ar" style:country-asian="SA" style:font-style-asian="italic"/>
    </style:style>
    <style:style style:name="P19" style:family="paragraph" style:parent-style-name="Standard">
      <style:paragraph-properties fo:text-align="center" style:justify-single-word="false" fo:orphans="0" fo:widows="0"/>
      <style:text-properties fo:color="#00000a" fo:font-weight="bold" style:language-asian="ar" style:country-asian="SA" style:font-weight-asian="bold"/>
    </style:style>
    <style:style style:name="P20" style:family="paragraph" style:parent-style-name="Standard">
      <style:paragraph-properties fo:text-align="justify" style:justify-single-word="false" fo:orphans="0" fo:widows="0"/>
      <style:text-properties fo:color="#00000a" fo:font-weight="bold" style:language-asian="ar" style:country-asian="SA" style:font-weight-asian="bold"/>
    </style:style>
    <style:style style:name="P21" style:family="paragraph" style:parent-style-name="Standard">
      <style:paragraph-properties fo:text-align="center" style:justify-single-word="false" fo:orphans="0" fo:widows="0"/>
      <style:text-properties fo:color="#00000a" fo:font-weight="bold" style:language-asian="en" style:country-asian="US" style:font-weight-asian="bold"/>
    </style:style>
    <style:style style:name="P22" style:family="paragraph" style:parent-style-name="Standard">
      <style:paragraph-properties fo:text-align="justify" style:justify-single-word="false" fo:orphans="0" fo:widows="0"/>
      <style:text-properties fo:color="#00000a" fo:font-weight="bold" style:language-asian="en" style:country-asian="US" style:font-weight-asian="bold"/>
    </style:style>
    <style:style style:name="P23" style:family="paragraph" style:parent-style-name="Standard">
      <style:paragraph-properties fo:text-align="justify" style:justify-single-word="false" fo:orphans="0" fo:widows="0"/>
      <style:text-properties fo:color="#00000a" style:language-asian="en" style:country-asian="US"/>
    </style:style>
    <style:style style:name="P24" style:family="paragraph" style:parent-style-name="Standard">
      <style:paragraph-properties fo:orphans="0" fo:widows="0"/>
      <style:text-properties fo:color="#00000a" style:language-asian="en" style:country-asian="US"/>
    </style:style>
    <style:style style:name="P25" style:family="paragraph" style:parent-style-name="Standard">
      <style:paragraph-properties fo:line-height="0.2in" fo:text-align="justify" style:justify-single-word="false" fo:orphans="0" fo:widows="0"/>
      <style:text-properties fo:color="#00000a" style:language-asian="en" style:country-asian="US"/>
    </style:style>
    <style:style style:name="P26" style:family="paragraph" style:parent-style-name="Standard">
      <style:paragraph-properties fo:margin-left="0in" fo:margin-right="0in" style:line-height-at-least="0.0165in" fo:text-align="justify" style:justify-single-word="false" fo:orphans="0" fo:widows="0" fo:text-indent="0.4917in" style:auto-text-indent="false"/>
      <style:text-properties fo:color="#00000a" fo:font-weight="bold" style:language-asian="ar" style:country-asian="SA" style:font-weight-asian="bold"/>
    </style:style>
    <style:style style:name="P27" style:family="paragraph" style:parent-style-name="Standard">
      <style:paragraph-properties fo:margin-left="0in" fo:margin-right="0in" style:line-height-at-least="0.0165in" fo:orphans="0" fo:widows="0" fo:text-indent="0.4917in" style:auto-text-indent="false"/>
      <style:text-properties fo:color="#00000a" fo:font-weight="bold" style:language-asian="ar" style:country-asian="SA" style:font-weight-asian="bold"/>
    </style:style>
    <style:style style:name="P28" style:family="paragraph" style:parent-style-name="Standard">
      <style:paragraph-properties fo:margin-left="0in" fo:margin-right="0in" style:line-height-at-least="0.0165in" fo:text-align="justify" style:justify-single-word="false" fo:orphans="0" fo:widows="0" fo:text-indent="0.4917in" style:auto-text-indent="false"/>
      <style:text-properties fo:color="#00000a" style:language-asian="ar" style:country-asian="SA"/>
    </style:style>
    <style:style style:name="P29" style:family="paragraph" style:parent-style-name="Standard">
      <style:paragraph-properties fo:margin-left="0in" fo:margin-right="0in" style:line-height-at-least="0.0165in" fo:orphans="0" fo:widows="0" fo:text-indent="0.4917in" style:auto-text-indent="false"/>
      <style:text-properties fo:color="#00000a" style:language-asian="ar" style:country-asian="SA"/>
    </style:style>
    <style:style style:name="P30" style:family="paragraph" style:parent-style-name="Standard" style:list-style-name="L1">
      <style:paragraph-properties fo:margin-left="0in" fo:margin-right="0in" style:line-height-at-least="0.0165in" fo:text-align="justify" style:justify-single-word="false" fo:orphans="0" fo:widows="0" fo:text-indent="0.4917in" style:auto-text-indent="false"/>
    </style:style>
    <style:style style:name="P31" style:family="paragraph" style:parent-style-name="Standard">
      <style:paragraph-properties fo:margin-top="0in" fo:margin-bottom="0.0835in" fo:text-align="justify" style:justify-single-word="false" fo:orphans="0" fo:widows="0">
        <style:tab-stops>
          <style:tab-stop style:position="4.4811in"/>
        </style:tab-stops>
      </style:paragraph-properties>
      <style:text-properties fo:color="#00000a" fo:font-weight="bold" style:language-asian="ar" style:country-asian="SA" style:font-weight-asian="bold"/>
    </style:style>
    <style:style style:name="P32" style:family="paragraph" style:parent-style-name="List_20_Paragraph" style:list-style-name="WWNum8">
      <style:paragraph-properties fo:text-align="justify" style:justify-single-word="false" fo:orphans="0" fo:widows="0"/>
      <style:text-properties fo:color="#00000a" fo:font-weight="bold" style:language-asian="ar" style:country-asian="SA" style:font-weight-asian="bold"/>
    </style:style>
    <style:style style:name="P33" style:family="paragraph" style:parent-style-name="List_20_Paragraph">
      <style:paragraph-properties fo:text-align="justify" style:justify-single-word="false" fo:orphans="0" fo:widows="0"/>
      <style:text-properties fo:color="#00000a" fo:font-weight="normal" style:language-asian="ar" style:country-asian="SA" style:font-weight-asian="normal" style:font-weight-complex="normal"/>
    </style:style>
    <style:style style:name="T1" style:family="text">
      <style:text-properties fo:color="#00000a" style:language-asian="ar" style:country-asian="SA"/>
    </style:style>
    <style:style style:name="T2" style:family="text">
      <style:text-properties fo:color="#00000a" style:language-asian="ru" style:country-asian="RU"/>
    </style:style>
    <style:style style:name="T3" style:family="text">
      <style:text-properties fo:color="#00000a" style:language-asian="en" style:country-asian="US"/>
    </style:style>
    <style:style style:name="T4" style:family="text">
      <style:text-properties style:language-asian="ar" style:country-asian="SA" style:font-weight-complex="bold"/>
    </style:style>
    <style:style style:name="T5" style:family="text">
      <style:text-properties fo:language="en" fo:country="US" style:language-asian="ar" style:country-asian="SA" style:font-weight-complex="bold"/>
    </style:style>
    <style:style style:name="T6" style:family="text">
      <style:text-properties fo:color="#ff0000" style:language-asian="ar" style:country-asian="SA"/>
    </style:style>
    <style:style style:name="T7" style:family="text">
      <style:text-properties style:text-underline-style="solid" style:text-underline-width="auto" style:text-underline-color="font-color"/>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3">ДОГОВОР №_________</text:p>
      <text:p text:style-name="P8"><text:span text:style-name="T1">оказания услуг по разработке </text:span><text:span text:style-name="T1">програмного комплекса</text:span><text:span text:style-name="T1"> «</text:span><text:span text:style-name="T1">BarBuy</text:span><text:span text:style-name="T1">»</text:span></text:p>
      <text:p text:style-name="P11"/>
      <text:p text:style-name="P11"/>
      <text:p text:style-name="P12"><text:span text:style-name="T1">г. </text:span><text:span text:style-name="T1">Санкт-Петербург </text:span><text:span text:style-name="T1"><text:s text:c="75"/>от «__» __________ <text:s/>201</text:span><text:span text:style-name="T1">3</text:span><text:span text:style-name="T1"> г.</text:span></text:p>
      <text:p text:style-name="P1"/>
      <text:p text:style-name="P1"/>
      <text:p text:style-name="P13"><text:span text:style-name="T1">ООО Бегемотики</text:span><text:span text:style-name="T1"> (далее – «</text:span><text:span text:style-name="T1">Бегемотики</text:span><text:span text:style-name="T1">») в лице директора Аккуратова Дениса Борисовича действующего на основании Устава, именуемый в дальнейшем «Заказчик», с одной стороны, и </text:span><text:span text:style-name="T1">ООО Зайчики</text:span><text:span text:style-name="T1">, именуемое в дальнейшем «Исполнитель», с другой стороны, совместно именуемые в дальнейшем «Стороны», с соблюдением требований Федерального закона от 18.07.2011 № 223-ФЗ «О закупках товаров, работ, услуг отдельными видами юридических лиц», законодательства Российской Федерации и </text:span><text:span text:style-name="T1">Санкт-Петербурга</text:span><text:span text:style-name="T1">, на основании результатов размещения заказа (протокол от __________ 201</text:span><text:span text:style-name="T1">3</text:span><text:span text:style-name="T1"> года № _____) заключили настоящий договор (далее – Договор) о нижеследующем.</text:span></text:p>
      <text:p text:style-name="P15"/>
      <text:p text:style-name="P17">1. Предмет Договора</text:p>
      <text:p text:style-name="P13"><text:span text:style-name="T1">1.1. Оказание услуг </text:span><text:span text:style-name="T2">по разработке програмного комплекса «BarBuy»</text:span><text:span text:style-name="T1"> в соответствии с Техническим заданием (Приложение № 1 к настоящему Договору).</text:span></text:p>
      <text:p text:style-name="P15">1.2. Исполнитель обязуется передать в собственность Заказчика результат оказанных услуг, а Заказчик оплатить <text:s/>и принять оказанные услуги в количестве, качестве в соответствии с Техническим заданием (Приложение № 1 к настоящему Договору) и Спецификацией (Приложение № 2 к настоящему Договору), являющимися неотъемлемой частью настоящего Договора.</text:p>
      <text:p text:style-name="P13"><text:span text:style-name="T1">1.3. Сроки оказания услуг: в течение года </text:span><text:span text:style-name="T5">c</text:span><text:span text:style-name="T4"> момента заключения договора.</text:span></text:p>
      <text:p text:style-name="P13"><text:span text:style-name="T1">1.4.</text:span><text:span text:style-name="T6"> </text:span><text:span text:style-name="T1">Место оказания услуг: административное здание, расположенное по адресу: </text:span><text:span text:style-name="T1">190000</text:span><text:span text:style-name="T1">, г. </text:span><text:span text:style-name="T1">Санкт-Петербург</text:span><text:span text:style-name="T1">, пр. Ленина д.2.</text:span></text:p>
      <text:p text:style-name="P17"/>
      <text:p text:style-name="P17">2. Стоимость услуг и порядок расчетов</text:p>
      <text:p text:style-name="P13"><text:span text:style-name="T1">2.1. Стоимость услуг по Договору составляет </text:span><text:span text:style-name="T1">20000000</text:span><text:span text:style-name="T1"> (</text:span><text:span text:style-name="T1">двадцать миллионов</text:span><text:span text:style-name="T1">) рублей 00 копеек, включая все налоги и сборы.</text:span></text:p>
      <text:p text:style-name="P15">2.2. Стоимость услуг по Договору включает все расходы Исполнителя, связанные с исполнением обязательств по Договору, в том числе расходы на перевозку, страхование, уплату таможенных пошлин, налогов, сборов и других обязательных платежей, иных расходов Исполнителя, связанных с исполнением Договора. Стоимость услуг по Договору является твердой, неизменной в течение всего срока договора.</text:p>
      <text:list xml:id="list1746468678" text:style-name="L1">
        <text:list-item>
          <text:list>
            <text:list-item>
              <text:p text:style-name="P30"><text:span text:style-name="T1">Оплата производится в рублях. Вся сумма делится на две части: 85% и 15%. Первая часть (85%) выплачивается частями перед каждым этапом в сроки и размерах, оговоренных в Приложении 3 (TODO). Вторая часть (15%) выплачивается после подписания обеими сторонами акта сдачи-приемки оказанных услуг (Приложение № 4 к настоящему Договору).</text:span></text:p>
            </text:list-item>
          </text:list>
        </text:list-item>
      </text:list>
      <text:p text:style-name="P15"/>
      <text:p text:style-name="P17">3. Обязанности сторон</text:p>
      <text:p text:style-name="P15">3.1. Исполнитель обязуется:</text:p>
      <text:p text:style-name="P15">3.1.1. Оказать услуги по разработке програмного комплекса «BarBuy» в соответствии с Техническим заданием (Приложение №1 к настоящему Договору), надлежащего качества. В срок, указанный в пункте 1.3 Договора.</text:p>
      <text:p text:style-name="P15">3.1.2. Оформить все документы для передачи результатов оказанных услуг Заказчику.</text:p>
      <text:p text:style-name="P13"><text:span text:style-name="T1">3.1.3. Согласовать с Заказчиком действия. Предпринимаемые в целях исполнения </text:span><text:soft-page-break/><text:span text:style-name="T1">настоящего Договора.</text:span></text:p>
      <text:p text:style-name="P15">3.1.4. Выполнить в полном объеме все свои обязательства, предусмотренные в других пунктах настоящего Договора.</text:p>
      <text:p text:style-name="P15">3.1.5. Обеспечить Заказчику возможность осуществления контроля за ходом и качеством оказания услуг Исполнителем.</text:p>
      <text:p text:style-name="P15">3.1.6. Устранить за свой счет несоответсвия техническому заданию, выявленные Заказчиком в ходе контроля за ходом оказания Услуг. В течение гарантийного срока предусмотренного в пункте 5.2 настоящего Договора.</text:p>
      <text:p text:style-name="P15">3.1.7. Предоставить Заказчику по его требованию документы, относящиеся к исполнению обязательств по Договору.</text:p>
      <text:p text:style-name="P15">3.1.8. Незамедлительно уведомить Заказчика об изменении своих реквизитов указанных в настоящем Договоре. Изменения вступают в силу после получения письменного извещения Заказчиком.</text:p>
      <text:p text:style-name="P15">3.1.9. Исполнитель в случае изменения банковских реквизитов, обязан в трехдневный срок со дня их изменения в письменной форме сообщить об этом Заказчику с указанием новых реквизитов расчетного счета. В противном случае все риски, связанные с перечислением денежных средств на указанный в настоящем Договоре счет Исполнителя, несет Исполнитель.</text:p>
      <text:p text:style-name="P15">3.2. Заказчик обязуется</text:p>
      <text:p text:style-name="P15">3.2.1. Принять надлежащим образом оказанные Исполнителем Услуги по акту сдачи-приемки оказанных услуг (Приложение №3 к настоящему Договору) и оплатить их в соответствии с условиями настоящего Договора.</text:p>
      <text:p text:style-name="P15">3.2.2. Провести поверку оказанных Услуг на соответствие Техническому заданию.</text:p>
      <text:p text:style-name="P15">3.2.3. Оказывать содействие Исполнителю при оказании Услуг в объёме и на условиях, предусмотренных Договором.</text:p>
      <text:p text:style-name="P15">3.2.4. Предоставить Исполнителю по его письменному запросу информацию, необходимую для оказания Услуг.</text:p>
      <text:p text:style-name="P15">3.2.5. Сообщить Исполнителю о выявленных дефектах качества оказанных Услуг.</text:p>
      <text:p text:style-name="P15">3.3. Исполнитель имеет право</text:p>
      <text:p text:style-name="P15">3.3.1. Запрашивать у Заказчика информацию, необходимую для оказания Услуг.</text:p>
      <text:p text:style-name="P15">3.3.2. Требовать оплаты надлежащим образом оказанных Услуг в соответствии с разделом 2 настоящего Договора.</text:p>
      <text:p text:style-name="P15">3.4. Заказчик имеет право</text:p>
      <text:p text:style-name="P15">3.4.1. Требовать предоставления информации, касающейся оказания Услуг по настоящему Договору.</text:p>
      <text:p text:style-name="P15">3.4.2. Потребовать устранение обнаруженных при приемке оказанных услуг несоответствия техническому заданию в период гарантийного срока за счет Исполнителя.</text:p>
      <text:p text:style-name="P15">3.4.3. Задержать оплату оказанных услуг до устранения обнаруженных несоответствий техническому заданию.</text:p>
      <text:p text:style-name="P15"/>
      <text:p text:style-name="P17">4. Сроки, порядок оказания и приемки оказанных услуг</text:p>
      <text:p text:style-name="P15">4.1. Приемка результатов оказанных услуг осуществляется приемочной комиссией, назначенной Заказчиком с участием представителя (представителей) Исполнителя.</text:p>
      <text:p text:style-name="P15">4.2. Приемочная комиссия, получившая сообщение Исполнителя о готовности к сдаче результатов оказанных услуг, обязана приступить к их приемке в течении 5 (пяти) рабочих дней .</text:p>
      <text:p text:style-name="P15">4.3. Приемка услуг осуществляется не более 5 рабочих дней.</text:p>
      <text:p text:style-name="P15">4.4. По результатам приемки оказанных услуг приемочная комиссия составляет и подписывает акт приемки-сдачи оказанных услуг (Приложение №3 к настоящему Договору).</text:p>
      <text:p text:style-name="P13"><text:span text:style-name="T1">4.5. При обнаружении в ходе приемки оказанных услуг несоответствий техническому заданию в результатах оказанных услуг, Заказчик и Исполнитель совместно </text:span><text:soft-page-break/><text:span text:style-name="T1">составляют протокол, в котором фиксируется перечень недостатков (дефектов) и сроки их устранения Исполнителем, а также дата повторной приемки оказанных услуг. </text:span></text:p>
      <text:p text:style-name="P15">4.6. Исполнитель обязан устранить все обнаруженные несоответствия техническому заданию <text:s/>за свой счет в сроки, указанные в протоколе.</text:p>
      <text:p text:style-name="P16">4.7. Датой приемки оказанных услуг <text:s/>считается дата подписания акта приемки-сдачи услуг.</text:p>
      <text:p text:style-name="P16"/>
      <text:p text:style-name="P27">5. Гарантия качества</text:p>
      <text:p text:style-name="P15">5.1 Исполнитель гарантирует качество и безопасность всего объема оказанных услуг в соответствии с Техническим заданием (Приложение № 1 к настоящему Договору) и требованиями действующего законодательства Российской Федерации.</text:p>
      <text:p text:style-name="P15">5.2 Гарантийный срок составляет 12 (двенадцать) месяцев с момента подписания акта сдачи-приемки оказанных услуг.</text:p>
      <text:p text:style-name="P15"/>
      <text:p text:style-name="P17">6. Ответственность сторон</text:p>
      <text:p text:style-name="P15">6.1. За неисполнение или ненадлежащее исполнение своих обязательств по Договору Стороны несут ответственность в соответствии с действующим законодательством Российской Федерации.</text:p>
      <text:p text:style-name="P15">6.2. В случае просрочки исполнения Исполнителем своих обязательств, предусмотренных Договором, Заказчик взыскивает неустойку (штраф, пени). Неустойка (штраф, пени) начисляется за каждый день просрочки исполнения обязательства начиная со дня, следующего после дня истечения установленного срока исполнения обязательства по Договору. </text:p>
      <text:p text:style-name="P15">6.3. Размер неустойки (штрафа, пени) устанавливается в размере 1 (одного) % от стоимости оказанных услуг (пункт 2.1 настоящего Договора), но в любом случае не менее одной трехсотой действующей на день уплаты неустойки (штрафа, пени) ставки рефинансирования Центрального банка Российской Федерации.</text:p>
      <text:p text:style-name="P15">6.4. Исполнитель освобождается от уплаты неустойки (штрафа, пени), если докажет, что просрочка исполнения указанного обязательства произошла вследствие непреодолимой силы или по вине Заказчика.</text:p>
      <text:p text:style-name="P15">6.5. В случае просрочки исполнения Заказчиком обязательств, предусмотренных Договором, Исполнитель вправе потребовать уплату неустойки (штрафа, пени). Неустойка (штраф, пени) начисляется за каждый день просрочки исполнения такого обязательства, начиная со дня, следующего после дня истечения установленного Договором срока исполнения обязательства. </text:p>
      <text:p text:style-name="P15">6.6. Размер неустойки (штрафа, пени) устанавливается в размере одной трехсотой действующей на день уплаты неустойки (штрафа, пени) ставки рефинансирования Центрального банка Российской Федерации. </text:p>
      <text:p text:style-name="P15">6.7. Заказчик освобождается от уплаты неустойки (штрафа, пени), если докажет, что просрочка исполнения указанного обязательства произошла вследствие непреодолимой силы или по вине Исполнителя.</text:p>
      <text:p text:style-name="P15">6.8. В случае неисполнения или ненадлежащего исполнения Исполнителем своих обязательств Заказчик взыскивает с Исполнителя штраф. Размер штрафа устанавливается в размере 10 (десяти) % от стоимости оказания услуг (пункт 2.1 настоящего Договора).</text:p>
      <text:p text:style-name="P15">6.9. Исполнитель освобождается от уплаты штрафа, если докажет, что неисполнение или ненадлежащее исполнение обязательства произошло вследствие непреодолимой силы или по вине Заказчика.</text:p>
      <text:p text:style-name="P15">6.10. Уплата неустойки (штрафа, пеней) и (или) штрафа не освобождает Исполнителя от исполнения обязательств, предусмотренных Договором, в натуре.</text:p>
      <text:p text:style-name="P15"/>
      <text:p text:style-name="P17">7. Разрешение споров</text:p>
      <text:p text:style-name="P15">7.1. Стороны принимают все меры к тому, чтобы любые спорные вопросы, <text:soft-page-break/>разногласия либо претензии, касающиеся исполнения настоящего Договора, были урегулированы путем переговоров с оформлением совместного протокола урегулирования споров.</text:p>
      <text:p text:style-name="P15">7.2. В случае наличия претензий, споров, разногласий относительно исполнения одной из Сторон своих обязательств другая Сторона может направить претензию. В отношении всех претензий, направляемых по настоящему Договору, Сторона, к которой адресована данная претензия, должна дать письменный ответ по существу претензии в срок не позднее 10(десяти) календарных дней с даты ее получения.</text:p>
      <text:p text:style-name="P15">7.3. Любы споры, не урегулированные во внесудебном порядке, разрешаются Арбитражным судом Санкт-Петербурга.</text:p>
      <text:p text:style-name="P15"/>
      <text:p text:style-name="P17">8. Обстоятельства действия непреодолимой силы</text:p>
      <text:p text:style-name="P15">8.1. Стороны освобождаются от ответственности за полное или частичное неисполнение своих обязательств, если оно явилось следствием обстоятельств не преодолимой силы, а именно наводнения, землетрясения, военных действий, препятствующих надлежащему исполнению обязательств, а так же других чрезвычайных обстоятельств, которые возникли после заключения настоящего Договора и непосредственно повлияли на исполнение Сторонами своих обязательств, а также которые Стороны были не в состоянии предвидеть и предотвратить.</text:p>
      <text:p text:style-name="P15">8.2. Сторона, для которой надлежащее исполнение обязательств оказалось невозможном вследствие возникновения обстоятельств непреодолимой силы, обязана в течение 5 (пяти) календарных дней с даты возникновения таких обстоятельств уведомить в письменной форме другую Сторону об их возникновении, виде и возможной продолжительности действия.</text:p>
      <text:p text:style-name="P15">8.3. Если обстоятельства непреодолимой силы будут длиться более 30 (тридцати) календарных дней с даты соответствующего уведомления. Каждая из Сторон вправе расторгнуть настоящий договор без требования возмещения убытков, понесенных в связи с наступлением таких обстоятельств.</text:p>
      <text:p text:style-name="P15">8.4. В случае действия обстоятельств непреодолимой силы менее 30 (тридцати) дней срок исполнения договора Сторонами отодвигается соразмерно времени, в течение которого действуют обстоятельства непреодолимой силы и их последствия.</text:p>
      <text:p text:style-name="P17"/>
      <text:p text:style-name="P17">9. Срок действия договора и заключительные положения</text:p>
      <text:p text:style-name="P15">9.1. Настоящий Договор вступает в силу с момента его заключения и действует до полного исполнения Сторонами своих обязательств по настоящему Договору.</text:p>
      <text:p text:style-name="P15">9.2. Настоящий Договор может быть расторгнут исключительно по соглашению Сторон или решению суда по основаниям, предусмотренным гражданским законодательством Российской Федерации.</text:p>
      <text:p text:style-name="P15">В случае расторжения Договора, стоимость услуг, фактически оказанных на момент его расторжения, подлежит обязательной оплате, если их качество удовлетворяет требованиям Заказчика. </text:p>
      <text:p text:style-name="P15">9.3. Изменения и дополнения к настоящему договору, не противоречащие действующему законодательству Российской Федерации, оформляются дополнительными соглашениями Сторон в письменной форме.</text:p>
      <text:p text:style-name="P15">9.4. Любое уведомление, которое одна Сторона направляет другой Стороне, направляется в письменной форме почтой или факсимильной связью с последующим представлением оригинала. Уведомление вступает в силу в день получения его лицом, которому оно адресовано. Если иное не установлено законом.</text:p>
      <text:p text:style-name="P13"><text:span text:style-name="T1">9.5. Во всем, что не предусмотрено настоящим Договором, Стороны </text:span><text:span text:style-name="T1">руководствуются действующим законодательством Российской Федерации.</text:span></text:p>
      <text:p text:style-name="P15">9.6. Настоящий Договор составлен в двух экземплярах, имеющих равную юридическую силу, по одному экземпляру для каждой Стороны. <text:s/></text:p>
      <text:p text:style-name="P15"><text:soft-page-break/>9.7. все приложения к настоящему Договору являются его неотъемлемой частью. К настоящему Договору прилагается: </text:p>
      <text:p text:style-name="P15"/>
      <text:p text:style-name="P15">Приложение №1: Техническое задание на _ л. в 1 экз.;</text:p>
      <text:p text:style-name="P15">Приложение №2: Спецификация на _ л. в 1 экз.;</text:p>
      <text:p text:style-name="P15">Приложение №3: Этапы выполнения проекта на _л. в 1 экз.;</text:p>
      <text:p text:style-name="P15">Приложение №4: Форма акта сдачи-приемки работ на _ л. в 1 экз.</text:p>
      <text:p text:style-name="P14"/>
      <text:list xml:id="list115798906" text:style-name="WWNum8">
        <text:list-item>
          <text:p text:style-name="P32">Банковские реквизиты и подписи сторон</text:p>
        </text:list-item>
      </text:list>
      <text:p text:style-name="P33"/>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Заказчик</text:p>
          </table:table-cell>
          <table:table-cell table:style-name="Table1.A1" office:value-type="string">
            <text:p text:style-name="P4"/>
          </table:table-cell>
          <table:table-cell table:style-name="Table1.A1" office:value-type="string">
            <text:p text:style-name="P4">Исполнитель</text:p>
          </table:table-cell>
        </table:table-row>
        <table:table-row table:style-name="Table1.1">
          <table:table-cell table:style-name="Table1.A1" office:value-type="string">
            <text:p text:style-name="P5">ООО Бегемотики </text:p>
          </table:table-cell>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6">ИНН/КПП 7107535139/ 710701001</text:p>
          </table:table-cell>
          <table:table-cell table:style-name="Table1.A1" office:value-type="string">
            <text:p text:style-name="P6"/>
          </table:table-cell>
          <table:table-cell table:style-name="Table1.A1" office:value-type="string">
            <text:p text:style-name="P6">ИНН/КПП</text:p>
          </table:table-cell>
        </table:table-row>
        <table:table-row table:style-name="Table1.1">
          <table:table-cell table:style-name="Table1.A1" office:value-type="string">
            <text:p text:style-name="P10"><text:span text:style-name="T3">Юр.адрес: 300041, <text:s/>г.</text:span><text:span text:style-name="T3">Санкт-Петербург</text:span><text:span text:style-name="T3">, пр. Ленина, д. 2</text:span></text:p>
          </table:table-cell>
          <table:table-cell table:style-name="Table1.A1" office:value-type="string">
            <text:p text:style-name="P6"/>
          </table:table-cell>
          <table:table-cell table:style-name="Table1.A1" office:value-type="string">
            <text:p text:style-name="P6">Юр. адрес</text:p>
          </table:table-cell>
        </table:table-row>
        <table:table-row table:style-name="Table1.1">
          <table:table-cell table:style-name="Table1.A1" office:value-type="string">
            <text:p text:style-name="P7">Банковские реквизиты:</text:p>
          </table:table-cell>
          <table:table-cell table:style-name="Table1.A1" office:value-type="string">
            <text:p text:style-name="P6"/>
          </table:table-cell>
          <table:table-cell table:style-name="Table1.A1" office:value-type="string">
            <text:p text:style-name="P6">Банковские реквизиты</text:p>
          </table:table-cell>
        </table:table-row>
        <table:table-row table:style-name="Table1.1">
          <table:table-cell table:style-name="Table1.A1" office:value-type="string">
            <text:p text:style-name="P25"/>
            <text:p text:style-name="P25">р/с <text:s/>40601810370033000001</text:p>
            <text:p text:style-name="P6">БИК <text:s/>047003001</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9"><text:span text:style-name="T3">Телефон/Факс: +7(</text:span><text:span text:style-name="T3">812</text:span><text:span text:style-name="T3">) </text:span><text:span text:style-name="T3">555-55-55</text:span></text:p>
          </table:table-cell>
          <table:table-cell table:style-name="Table1.A1" office:value-type="string">
            <text:p text:style-name="P6"/>
          </table:table-cell>
          <table:table-cell table:style-name="Table1.A1" office:value-type="string">
            <text:p text:style-name="P6">Телефон/Факс</text:p>
          </table:table-cell>
        </table:table-row>
        <table:table-row table:style-name="Table1.1">
          <table:table-cell table:style-name="Table1.A1" office:value-type="string">
            <text:p text:style-name="P6">Директор: </text:p>
            <text:p text:style-name="P6"/>
            <text:p text:style-name="P6">_____________Аккуратов Денис Борисович</text:p>
            <text:p text:style-name="P6"/>
            <text:p text:style-name="P6">МП</text:p>
          </table:table-cell>
          <table:table-cell table:style-name="Table1.A1" office:value-type="string">
            <text:p text:style-name="P7"/>
          </table:table-cell>
          <table:table-cell table:style-name="Table1.A1" office:value-type="string">
            <text:p text:style-name="P6">Директор:</text:p>
            <text:p text:style-name="P6"/>
            <text:p text:style-name="P6">________________ ФИО</text:p>
            <text:p text:style-name="P6"/>
            <text:p text:style-name="P6">МП</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ru" fo:country="RU" style:letter-kerning="true"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2" fo:widows="2" fo:hyphenation-ladder-count="no-limit" style:writing-mode="lr-tb"/>
      <style:text-properties fo:color="#000000" style:font-name="Times New Roman" fo:font-size="12pt" style:font-name-asian="Times New Roman1" style:font-size-asian="12pt" style:language-asian="zh" style:country-asian="CN" style:font-name-complex="Times New Roman1"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Текст_20_сноски_20_Знак" style:display-name="Текст сноски Знак" style:family="text" style:parent-style-name="Default_20_Paragraph_20_Font">
      <style:text-properties fo:color="#000000" style:font-name="Times New Roman" fo:font-size="10pt" style:font-name-asian="Times New Roman1" style:font-size-asian="10pt" style:language-asian="zh" style:country-asian="CN" style:font-name-complex="Times New Roman1" style:font-size-complex="10pt"/>
    </style:style>
    <style:style style:name="footnote_20_reference" style:display-name="footnote reference" style:family="text" style:parent-style-name="Default_20_Paragraph_20_Font">
      <style:text-properties style:text-position="super 58%" style:font-name="Times New Roman" style:font-name-complex="Times New Roman1"/>
    </style:style>
    <style:style style:name="ListLabel_20_1" style:display-name="ListLabel 1" style:family="text">
      <style:text-properties style:font-name-complex="Times New Roman1"/>
    </style:style>
    <style:style style:name="ListLabel_20_2" style:display-name="ListLabel 2" style:family="text">
      <style:text-properties fo:font-weight="normal" style:font-weight-asian="normal" style:font-name-complex="Times New Roman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0.75in"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in"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in"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1.25in"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1.5in"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261-L</meta:initial-creator>
    <meta:editing-cycles>16</meta:editing-cycles>
    <meta:creation-date>2012-08-06T07:15:00</meta:creation-date>
    <dc:date>2013-11-09T13:20:21</dc:date>
    <meta:editing-duration>PT2H25M5S</meta:editing-duration>
    <meta:generator>LibreOffice/3.5$Linux_X86_64 LibreOffice_project/350m1$Build-2</meta:generator>
    <dc:creator>Maxim Kolganov</dc:creator>
    <meta:document-statistic meta:table-count="1" meta:image-count="0" meta:object-count="0" meta:page-count="5" meta:paragraph-count="101" meta:word-count="1629" meta:character-count="13031" meta:non-whitespace-character-count="114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